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Node key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de v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Node nex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ode prev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itial</text:p>
          </table:table-cell>
          <table:table-cell table:number-columns-repeated="5"/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set 1 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de ke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先頭に追加するケース</text:p>
          </table:table-cell>
        </table:table-row>
        <table:table-row table:style-name="ro1">
          <table:table-cell office:value-type="string" calcext:value-type="string">
            <text:p>Node va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・if size() &gt; capacity { 最後のNodeをクリアする)</text:p>
          </table:table-cell>
        </table:table-row>
        <table:table-row table:style-name="ro1">
          <table:table-cell office:value-type="string" calcext:value-type="string">
            <text:p>Node nex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de prev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参照されたケース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f 先頭参照 do nothi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以外は先頭に移動する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・移動したNodeのnext / prevを更新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・移動元の前後のNodeを連結する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Noto Sans CJK JP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19:19:15.518147778</meta:creation-date>
    <dc:date>2022-07-22T19:28:17.660577082</dc:date>
    <meta:editing-duration>PT9M2S</meta:editing-duration>
    <meta:editing-cycles>1</meta:editing-cycles>
    <meta:document-statistic meta:table-count="1" meta:cell-count="45" meta:object-count="0"/>
    <meta:generator>LibreOffice/7.3.4.2$Linux_X86_64 LibreOffice_project/30$Build-2</meta:generator>
  </office:meta>
</office:document-meta>
</file>